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.28cm" style:contextual-spacing="false" fo:line-height="108%" fo:text-align="center" style:justify-single-word="false" fo:text-indent="0cm" style:auto-text-indent="false" style:page-number="1" fo:padding="0cm" fo:border="none" style:shadow="none" style:join-border="false"/>
    </style:style>
    <style:style style:name="P2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text-indent="0cm" style:auto-text-indent="false" fo:padding="0cm" fo:border="none" style:shadow="none" style:join-border="false"/>
    </style:style>
    <style:style style:name="P3" style:family="paragraph" style:parent-style-name="Standard">
      <style:paragraph-properties fo:margin-left="0cm" fo:margin-right="0cm" fo:margin-top="0.494cm" fo:margin-bottom="0.423cm" style:contextual-spacing="false" fo:line-height="108%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.494cm" fo:margin-bottom="0cm" style:contextual-spacing="false" fo:line-height="100%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9.991cm" fo:margin-right="0cm" fo:margin-top="0.494cm" fo:margin-bottom="0cm" style:contextual-spacing="false" fo:line-height="100%" fo:text-indent="1.249cm" style:auto-text-indent="false" fo:padding="0cm" fo:border="none" style:shadow="none" style:join-border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text-indent="0cm" style:auto-text-indent="false" fo:padding="0cm" fo:border="none" style:shadow="none" style:join-border="false"/>
    </style:style>
    <style:style style:name="P8" style:family="paragraph" style:parent-style-name="Standard">
      <style:paragraph-properties fo:margin-left="0cm" fo:margin-right="0cm" fo:margin-top="0.494cm" fo:margin-bottom="0.423cm" style:contextual-spacing="false" fo:line-height="100%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.494cm" fo:margin-bottom="0cm" style:contextual-spacing="false" fo:line-height="100%" fo:text-indent="0cm" style:auto-text-indent="false" fo:padding="0cm" fo:border="none" style:shadow="none" style:join-border="false"/>
    </style:style>
    <style:style style:name="P10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text-indent="0cm" style:auto-text-indent="false" fo:padding="0cm" fo:border="none" style:shadow="none" style:join-border="false"/>
    </style:style>
    <style:style style:name="P11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padding="0cm" fo:border="none" style:shadow="none" fo:keep-with-next="always" style:join-border="false"/>
    </style:style>
    <style:style style:name="P12" style:family="paragraph" style:parent-style-name="Standard"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.3cm" fo:text-indent="1.249cm" style:auto-text-indent="false" fo:padding="0cm" fo:border="none" style:shadow="none" style:join-border="false"/>
    </style:style>
    <style:style style:name="P14" style:family="paragraph" style:parent-style-name="Standard" style:list-style-name="WWNum1">
      <style:paragraph-properties fo:margin-left="2.54cm" fo:margin-right="0.3cm" fo:margin-top="0cm" fo:margin-bottom="0cm" style:contextual-spacing="false" fo:text-indent="-0.635cm" style:auto-text-indent="false" fo:padding="0cm" fo:border="none" style:shadow="none" style:join-border="false"/>
    </style:style>
    <style:style style:name="P15" style:family="paragraph" style:parent-style-name="Standard">
      <style:paragraph-properties fo:margin-left="0cm" fo:margin-right="0.3cm" fo:text-indent="1.27cm" style:auto-text-indent="false" fo:padding="0cm" fo:border="none" style:shadow="none" style:join-border="false"/>
    </style:style>
    <style:style style:name="P16" style:family="paragraph" style:parent-style-name="Standard">
      <style:paragraph-properties fo:margin-left="1.27cm" fo:margin-right="0.3cm" fo:text-indent="0cm" style:auto-text-indent="false"/>
    </style:style>
    <style:style style:name="P17" style:family="paragraph" style:parent-style-name="Standard">
      <style:paragraph-properties fo:margin-left="1.27cm" fo:margin-right="0.3cm" fo:line-height="50%" fo:text-indent="0cm" style:auto-text-indent="false"/>
    </style:style>
    <style:style style:name="P18" style:family="paragraph" style:parent-style-name="Standard">
      <style:paragraph-properties fo:margin-left="1.27cm" fo:margin-right="0.3cm" fo:line-height="50%" fo:text-indent="0cm" style:auto-text-indent="false"/>
      <style:text-properties style:font-name="Consolas" fo:font-size="10pt" fo:language="en" fo:country="US" style:font-name-asian="Consolas1" style:font-size-asian="10pt" style:font-name-complex="Consolas1" style:font-size-complex="10pt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line-height="50%"/>
    </style:style>
    <style:style style:name="P21" style:family="paragraph" style:parent-style-name="Standard">
      <style:paragraph-properties fo:margin-left="0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22" style:family="paragraph" style:parent-style-name="Standard">
      <style:paragraph-properties fo:margin-top="0cm" fo:margin-bottom="0.247cm" style:contextual-spacing="false" fo:padding="0cm" fo:border="none" style:shadow="none" style:join-border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officeooo:rsid="00153362" style:font-size-asian="16pt" style:font-weight-asian="bold" style:font-size-complex="16pt"/>
    </style:style>
    <style:style style:name="T5" style:family="text">
      <style:text-properties fo:language="ru" fo:country="RU"/>
    </style:style>
    <style:style style:name="T6" style:family="text">
      <style:text-properties fo:color="#ff00ff" loext:opacity="100%" fo:font-size="11pt" style:font-size-asian="11pt" style:font-size-complex="11pt"/>
    </style:style>
    <style:style style:name="T7" style:family="text">
      <style:text-properties fo:color="#ff00ff" loext:opacity="100%" fo:font-size="11pt" fo:language="ru" fo:country="RU" style:font-size-asian="11pt" style:font-size-complex="11pt"/>
    </style:style>
    <style:style style:name="T8" style:family="text">
      <style:text-properties fo:color="#ff0000" loext:opacity="100%" fo:font-size="11pt" style:font-size-asian="11pt" style:font-size-complex="11pt"/>
    </style:style>
    <style:style style:name="T9" style:family="text">
      <style:text-properties fo:color="#ff00ff" loext:opacity="100%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weight="bold" officeooo:rsid="00153362" style:font-size-asian="12pt" style:font-weight-asian="bold" style:font-size-complex="12pt"/>
    </style:style>
    <style:style style:name="T13" style:family="text">
      <style:text-properties fo:color="#ff0000" loext:opacity="100%" fo:font-size="12pt" fo:font-weight="bold" style:font-size-asian="12pt" style:font-weight-asian="bold" style:font-size-complex="12pt"/>
    </style:style>
    <style:style style:name="T14" style:family="text">
      <style:text-properties fo:color="#ff0000" loext:opacity="100%" fo:font-size="12pt" style:font-size-asian="12pt" style:font-size-complex="12pt"/>
    </style:style>
    <style:style style:name="T15" style:family="text">
      <style:text-properties fo:font-size="16pt" fo:language="en" fo:country="US" fo:font-weight="bold" style:font-size-asian="16pt" style:font-weight-asian="bold" style:font-size-complex="16pt"/>
    </style:style>
    <style:style style:name="T16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17" style:family="text">
      <style:text-properties style:font-name="Consolas" fo:font-size="10pt" fo:language="en" fo:country="US" style:font-name-asian="Consolas1" style:font-size-asian="10pt" style:font-name-complex="Consolas1" style:font-size-complex="10pt"/>
    </style:style>
    <style:style style:name="T18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9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0" style:family="text">
      <style:text-properties fo:color="#ff0000" loext:opacity="100%" fo:font-size="12pt" fo:language="en" fo:country="US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Московский Авиационный Институт<text:span text:style-name="T1"/></text:p>
      <text:p text:style-name="P2" loext:marker-style-name="T1">(Национальный Исследовательский Университет)<text:span text:style-name="T1"/></text:p>
      <text:p text:style-name="P2" loext:marker-style-name="T1">Институт №8 “Компьютерные науки и прикладная математика”<text:span text:style-name="T1"/></text:p>
      <text:p text:style-name="P2" loext:marker-style-name="T1">Кафедра №806 “Вычислительная математика и программирование”<text:span text:style-name="T1"/></text:p>
      <text:p text:style-name="P3" loext:marker-style-name="T1"/>
      <text:p text:style-name="P3" loext:marker-style-name="T1"/>
      <text:p text:style-name="P2" loext:marker-style-name="T2"><text:span text:style-name="T3">Лабораторная работа №</text:span><text:span text:style-name="T4">2</text:span><text:span text:style-name="T3"> по курсу</text:span></text:p>
      <text:p text:style-name="P2" loext:marker-style-name="T2"><text:span text:style-name="T3">«Операционные системы»</text:span><text:span text:style-name="T3"/></text:p>
      <text:p text:style-name="P4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5" loext:marker-style-name="T1"/>
      <text:p text:style-name="P7" loext:marker-style-name="T1">Группа: М8О-<text:span text:style-name="T5">211</text:span>БВ-2<text:span text:style-name="T5">4</text:span></text:p>
      <text:p text:style-name="P7" loext:marker-style-name="T6">Студент:<text:span text:style-name="T5"> Ергизов Алексей Радикович</text:span><text:span text:style-name="T7"/></text:p>
      <text:p text:style-name="P7" loext:marker-style-name="T8">Преподаватель: Бахарев В.Д.<text:span text:style-name="T8"/></text:p>
      <text:p text:style-name="P7" loext:marker-style-name="T1">Оценка: ____________________ <text:span text:style-name="T1"/></text:p>
      <text:p text:style-name="P7" loext:marker-style-name="T1">Дата: <text:span text:style-name="T9">XX.XX</text:span>.25</text:p>
      <text:p text:style-name="P8" loext:marker-style-name="T1"/>
      <text:p text:style-name="P9"/>
      <text:p text:style-name="P10"/>
      <text:p text:style-name="P10">Москва, 2025</text:p>
      <text:p text:style-name="P11" loext:marker-style-name="T3"><text:soft-page-break/><text:span text:style-name="T3">Постановка задачи</text:span><text:span text:style-name="T3"/></text:p>
      <text:p text:style-name="Standard" loext:marker-style-name="T10"><text:span text:style-name="T11">Вариант </text:span><text:span text:style-name="T12">19</text:span><text:span text:style-name="T11">.</text:span></text:p>
      <text:p text:style-name="P12" loext:marker-style-name="T10">Дан массив координат (x, y). Пользователь вводит число кластеров. Проведите</text:p>
      <text:p text:style-name="Standard" loext:marker-style-name="T10"><text:span text:style-name="T11">кластеризацию методом k-средних.</text:span></text:p>
      <text:p text:style-name="P11" loext:marker-style-name="T3"><text:span text:style-name="T3"><text:s text:c="2"/>Общий метод и алгоритм решения</text:span><text:span text:style-name="T3"/></text:p>
      <text:p text:style-name="P13" loext:marker-style-name="T13"><text:span text:style-name="T13">Кратко опишите системные вызовы, которые вы использовали в лабораторной работе.</text:span><text:span text:style-name="T13"/></text:p>
      <text:p text:style-name="P13" loext:marker-style-name="T10"><text:span text:style-name="T10">Использованные системные вызовы:</text:span><text:span text:style-name="T10"/></text:p>
      <text:list text:style-name="WWNum1">
        <text:list-item>
          <text:p text:style-name="P14" loext:marker-style-name="T10"><text:span text:style-name="T10">pid_t fork(void); – создает дочерний процесс. </text:span><text:span text:style-name="T10"/></text:p>
        </text:list-item>
        <text:list-item>
          <text:p text:style-name="P14" loext:marker-style-name="T10"><text:span text:style-name="T10">int pipe(int *fd); – </text:span><text:span text:style-name="T14">…</text:span></text:p>
        </text:list-item>
      </text:list>
      <text:p text:style-name="P15" loext:marker-style-name="T13"><text:span text:style-name="T13">Далее описываете то, что вы делали в рамкаx лабораторной работы, а также то, как работает ваша программа и т.д..</text:span><text:span text:style-name="T13"/></text:p>
      <text:p text:style-name="P11" loext:marker-style-name="T15"><text:span text:style-name="T3">Код</text:span><text:span text:style-name="T15"> </text:span><text:span text:style-name="T3">программы</text:span></text:p>
      <text:p text:style-name="P16" loext:marker-style-name="T16"><text:span text:style-name="T16">main.c</text:span><text:span text:style-name="T16"/></text:p>
      <text:p text:style-name="P17" loext:marker-style-name="T17"><text:span text:style-name="T17">#include "stdio.h"</text:span><text:span text:style-name="T17"/></text:p>
      <text:p text:style-name="P18" loext:marker-style-name="T17"/>
      <text:p text:style-name="P17" loext:marker-style-name="T17"><text:span text:style-name="T17">int main() {</text:span><text:span text:style-name="T17"/></text:p>
      <text:p text:style-name="P17" loext:marker-style-name="T17"><text:span text:style-name="T17"><text:tab/>printf("Hello, World!");</text:span><text:span text:style-name="T17"/></text:p>
      <text:p text:style-name="P17" loext:marker-style-name="T18"><text:span text:style-name="T17"><text:tab/></text:span><text:span text:style-name="T18">return 0;</text:span></text:p>
      <text:p text:style-name="P17" loext:marker-style-name="T18"><text:span text:style-name="T18">}</text:span><text:span text:style-name="T18"/></text:p>
      <text:p text:style-name="P11" loext:marker-style-name="T18"><text:span text:style-name="T3">Протокол работы программы</text:span><text:span text:style-name="T19"/></text:p>
      <text:p text:style-name="P19" loext:marker-style-name="T13"><text:span text:style-name="T13">Здесь нужно показать тесты программы (текст или скриншоты)</text:span><text:span text:style-name="T13"/></text:p>
      <text:p text:style-name="P19" loext:marker-style-name="T20"><text:span text:style-name="T13">Тестирование</text:span><text:span text:style-name="T20">:</text:span></text:p>
      <text:p text:style-name="P20" loext:marker-style-name="T17"><text:span text:style-name="T17">$ ./main</text:span><text:span text:style-name="T17"/></text:p>
      <text:p text:style-name="P20" loext:marker-style-name="T17"><text:span text:style-name="T17">file1.txt</text:span><text:span text:style-name="T17"/></text:p>
      <text:p text:style-name="P20" loext:marker-style-name="T17"><text:span text:style-name="T17">file2.txt</text:span><text:span text:style-name="T17"/></text:p>
      <text:p text:style-name="P20" loext:marker-style-name="T17"><text:span text:style-name="T17">string1</text:span><text:span text:style-name="T17"/></text:p>
      <text:p text:style-name="P20" loext:marker-style-name="T17"><text:span text:style-name="T17">string2</text:span><text:span text:style-name="T17"/></text:p>
      <text:p text:style-name="P20" loext:marker-style-name="T17"><text:span text:style-name="T17">string3</text:span><text:span text:style-name="T17"/></text:p>
      <text:p text:style-name="P20" loext:marker-style-name="T17"><text:span text:style-name="T17">string4</text:span><text:span text:style-name="T17"/></text:p>
      <text:p text:style-name="P20" loext:marker-style-name="T17"><text:span text:style-name="T17">string5</text:span><text:span text:style-name="T17"/></text:p>
      <text:p text:style-name="P20" loext:marker-style-name="T17"><text:span text:style-name="T17">$ cat &lt; file1.txt</text:span><text:span text:style-name="T17"/></text:p>
      <text:p text:style-name="P20" loext:marker-style-name="T17"><text:span text:style-name="T17">string1</text:span><text:span text:style-name="T17"/></text:p>
      <text:p text:style-name="P20" loext:marker-style-name="T17"><text:span text:style-name="T17">string2</text:span><text:span text:style-name="T17"/></text:p>
      <text:p text:style-name="P20" loext:marker-style-name="T17"><text:span text:style-name="T17">string3</text:span><text:span text:style-name="T17"/></text:p>
      <text:p text:style-name="P20" loext:marker-style-name="T17"><text:span text:style-name="T17">$ cat &lt; file2.txt</text:span><text:span text:style-name="T17"/></text:p>
      <text:p text:style-name="P20" loext:marker-style-name="T18"><text:span text:style-name="T18">string4</text:span><text:span text:style-name="T18"/></text:p>
      <text:p text:style-name="P20" loext:marker-style-name="T18"><text:span text:style-name="T18">string5</text:span><text:span text:style-name="T18"/></text:p>
      <text:p text:style-name="P21" loext:marker-style-name="T18"/>
      <text:p text:style-name="P11" loext:marker-style-name="T3"><text:soft-page-break/><text:span text:style-name="T3">Вывод</text:span><text:span text:style-name="T3"/></text:p>
      <text:p text:style-name="P22" loext:marker-style-name="T13"><text:span text:style-name="T13">Вывод 3-4 предложения. Также опишите проблемы, с которыми столкнулись при выполнении лабораторной работы (если они были), пожелания и т.д.</text:span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left="5.08cm" fo:margin-top="0.247cm" fo:margin-bottom="0.212cm" style:contextual-spacing="false" fo:text-indent="-0.635cm" style:auto-text-indent="false" fo:keep-with-next="always"/>
      <style:text-properties style:font-name="Liberation Serif" fo:font-family="'Liberation Serif'" style:font-family-generic="roman" style:font-pitch="variable" fo:font-weight="bold" style:font-name-asian="Liberation Serif1" style:font-family-asian="'Liberation Serif'" style:font-family-generic-asian="system" style:font-pitch-asian="variable" style:font-weight-asian="bold" style:font-name-complex="Liberation Serif1" style:font-family-complex="'Liberation Serif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size-asian="11pt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lya</meta:initial-creator>
    <meta:editing-cycles>4</meta:editing-cycles>
    <meta:creation-date>2019-10-18T20:00:00</meta:creation-date>
    <dc:date>2025-10-06T23:32:51.097317566</dc:date>
    <meta:editing-duration>PT5M5S</meta:editing-duration>
    <meta:generator>LibreOffice/25.2.6.2$Linux_X86_64 LibreOffice_project/40d1a0e1d5bdf1afaeae24d9ece32bbb00fa66a4</meta:generator>
    <meta:document-statistic meta:table-count="0" meta:image-count="0" meta:object-count="0" meta:page-count="3" meta:paragraph-count="49" meta:word-count="173" meta:character-count="1293" meta:non-whitespace-character-count="11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